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0c3ea1"/>
    </style:style>
    <style:style style:name="P4" style:family="paragraph" style:parent-style-name="Standard">
      <style:paragraph-properties fo:text-align="start" style:justify-single-word="false"/>
      <style:text-properties officeooo:paragraph-rsid="000da419"/>
    </style:style>
    <style:style style:name="P5" style:family="paragraph" style:parent-style-name="Standard">
      <style:paragraph-properties fo:text-align="start" style:justify-single-word="false"/>
      <style:text-properties officeooo:paragraph-rsid="000f1505"/>
    </style:style>
    <style:style style:name="P6" style:family="paragraph" style:parent-style-name="Standard">
      <style:paragraph-properties fo:text-align="start" style:justify-single-word="false"/>
      <style:text-properties officeooo:paragraph-rsid="0023eb00"/>
    </style:style>
    <style:style style:name="P7" style:family="paragraph" style:parent-style-name="Standard">
      <style:paragraph-properties fo:text-align="start" style:justify-single-word="false"/>
      <style:text-properties officeooo:paragraph-rsid="00254e22"/>
    </style:style>
    <style:style style:name="P8" style:family="paragraph" style:parent-style-name="Standard">
      <style:paragraph-properties fo:text-align="start" style:justify-single-word="false"/>
      <style:text-properties officeooo:paragraph-rsid="002bf053"/>
    </style:style>
    <style:style style:name="P9" style:family="paragraph" style:parent-style-name="Standard">
      <style:paragraph-properties fo:text-align="start" style:justify-single-word="false"/>
      <style:text-properties officeooo:paragraph-rsid="0011dcc1"/>
    </style:style>
    <style:style style:name="P10" style:family="paragraph" style:parent-style-name="Standard">
      <style:paragraph-properties fo:text-align="start" style:justify-single-word="false"/>
      <style:text-properties officeooo:paragraph-rsid="002df23a"/>
    </style:style>
    <style:style style:name="P11" style:family="paragraph" style:parent-style-name="Standard">
      <style:paragraph-properties fo:text-align="start" style:justify-single-word="false"/>
      <style:text-properties officeooo:paragraph-rsid="00330d64"/>
    </style:style>
    <style:style style:name="P12" style:family="paragraph" style:parent-style-name="Standard">
      <style:paragraph-properties fo:text-align="start" style:justify-single-word="false"/>
      <style:text-properties officeooo:paragraph-rsid="0034e438"/>
    </style:style>
    <style:style style:name="P13" style:family="paragraph" style:parent-style-name="Standard">
      <style:paragraph-properties fo:text-align="start" style:justify-single-word="false"/>
      <style:text-properties officeooo:paragraph-rsid="0036f33c"/>
    </style:style>
    <style:style style:name="P14"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15"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16"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17" style:family="paragraph" style:parent-style-name="Standard">
      <style:paragraph-properties fo:text-align="center" style:justify-single-word="false"/>
      <style:text-properties fo:color="#000000" loext:opacity="100%" style:font-name="DejaVu Serif" fo:font-size="12pt" officeooo:paragraph-rsid="000ba42b" style:font-size-asian="12pt" style:font-size-complex="12pt"/>
    </style:style>
    <style:style style:name="P18" style:family="paragraph" style:parent-style-name="Standard">
      <style:paragraph-properties fo:text-align="center" style:justify-single-word="false"/>
      <style:text-properties fo:color="#000000" loext:opacity="100%" style:font-name="DejaVu Serif" fo:font-size="12pt" officeooo:rsid="0008989c" officeooo:paragraph-rsid="000ba42b" style:font-size-asian="12pt" style:font-size-complex="12pt"/>
    </style:style>
    <style:style style:name="P19" style:family="paragraph" style:parent-style-name="Standard">
      <style:paragraph-properties fo:text-align="center" style:justify-single-word="false"/>
      <style:text-properties officeooo:paragraph-rsid="000ba42b"/>
    </style:style>
    <style:style style:name="P20" style:family="paragraph" style:parent-style-name="Standard">
      <style:paragraph-properties fo:text-align="center" style:justify-single-word="false"/>
      <style:text-properties officeooo:paragraph-rsid="000da419"/>
    </style:style>
    <style:style style:name="P21" style:family="paragraph" style:parent-style-name="Standard">
      <style:paragraph-properties fo:text-align="center" style:justify-single-word="false"/>
      <style:text-properties officeooo:paragraph-rsid="001c1c5e"/>
    </style:style>
    <style:style style:name="P22" style:family="paragraph" style:parent-style-name="Standard">
      <style:paragraph-properties fo:text-align="center" style:justify-single-word="false"/>
      <style:text-properties officeooo:paragraph-rsid="002df23a"/>
    </style:style>
    <style:style style:name="P23" style:family="paragraph" style:parent-style-name="Standard">
      <style:paragraph-properties fo:text-align="center" style:justify-single-word="false"/>
      <style:text-properties officeooo:paragraph-rsid="00330d64"/>
    </style:style>
    <style:style style:name="P24"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25" style:family="paragraph" style:parent-style-name="Standard" style:list-style-name="L1">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1c1c5e"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officeooo:paragraph-rsid="000c3ea1"/>
    </style:style>
    <style:style style:name="P27" style:family="paragraph" style:parent-style-name="Standard" style:list-style-name="L1">
      <style:paragraph-properties fo:text-align="start" style:justify-single-word="false"/>
      <style:text-properties officeooo:paragraph-rsid="000ba42b"/>
    </style:style>
    <style:style style:name="P28" style:family="paragraph" style:parent-style-name="Standard" style:list-style-name="L1">
      <style:paragraph-properties fo:text-align="start" style:justify-single-word="false"/>
      <style:text-properties officeooo:paragraph-rsid="0023eb00"/>
    </style:style>
    <style:style style:name="P29" style:family="paragraph" style:parent-style-name="Standard" style:list-style-name="L1">
      <style:paragraph-properties fo:text-align="start" style:justify-single-word="false"/>
      <style:text-properties officeooo:paragraph-rsid="000da419"/>
    </style:style>
    <style:style style:name="P30" style:family="paragraph" style:parent-style-name="Standard" style:list-style-name="L1">
      <style:paragraph-properties fo:text-align="start" style:justify-single-word="false"/>
      <style:text-properties officeooo:paragraph-rsid="001c1c5e"/>
    </style:style>
    <style:style style:name="P31" style:family="paragraph" style:parent-style-name="Standard">
      <style:paragraph-properties fo:text-align="center" style:justify-single-word="false"/>
      <style:text-properties officeooo:paragraph-rsid="000ba42b"/>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5"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8"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9" style:family="text">
      <style:text-properties fo:font-variant="normal" fo:text-transform="none" fo:color="#333333" loext:opacity="100%" style:font-name="DejaVu Serif" fo:font-size="12pt" fo:letter-spacing="normal" fo:font-style="normal" fo:font-weight="normal" officeooo:rsid="000ba42b" style:font-size-asian="12pt" style:font-weight-asian="normal" style:font-size-complex="12pt" style:font-weight-complex="normal"/>
    </style:style>
    <style:style style:name="T10" style:family="text">
      <style:text-properties fo:font-variant="normal" fo:text-transform="none" fo:color="#333333" loext:opacity="100%" style:font-name="DejaVu Serif" fo:font-size="12pt" fo:letter-spacing="normal" fo:font-style="normal" fo:font-weight="normal" officeooo:rsid="000c3ea1" style:font-size-asian="12pt" style:font-weight-asian="normal" style:font-size-complex="12pt" style:font-weight-complex="normal"/>
    </style:style>
    <style:style style:name="T11" style:family="text">
      <style:text-properties fo:font-variant="normal" fo:text-transform="none" fo:color="#333333" loext:opacity="100%" style:font-name="DejaVu Serif" fo:font-size="12pt" fo:letter-spacing="normal" fo:font-style="normal" fo:font-weight="normal" officeooo:rsid="000da419" style:font-size-asian="12pt" style:font-weight-asian="normal" style:font-size-complex="12pt" style:font-weight-complex="normal"/>
    </style:style>
    <style:style style:name="T12" style:family="text">
      <style:text-properties fo:font-variant="normal" fo:text-transform="none" fo:color="#333333" loext:opacity="100%" style:font-name="DejaVu Serif" fo:font-size="12pt" fo:letter-spacing="normal" fo:font-style="normal" fo:font-weight="normal" officeooo:rsid="000f1505" style:font-size-asian="12pt" style:font-weight-asian="normal" style:font-size-complex="12pt" style:font-weight-complex="normal"/>
    </style:style>
    <style:style style:name="T13" style:family="text">
      <style:text-properties fo:font-variant="normal" fo:text-transform="none" fo:color="#333333" loext:opacity="100%" style:font-name="DejaVu Serif" fo:font-size="12pt" fo:letter-spacing="normal" fo:font-style="normal" fo:font-weight="normal" officeooo:rsid="001c1c5e" style:font-size-asian="12pt" style:font-weight-asian="normal" style:font-size-complex="12pt" style:font-weight-complex="normal"/>
    </style:style>
    <style:style style:name="T14" style:family="text">
      <style:text-properties fo:font-variant="normal" fo:text-transform="none" fo:color="#333333" loext:opacity="100%" style:font-name="DejaVu Serif" fo:font-size="12pt" fo:letter-spacing="normal" fo:font-style="normal" fo:font-weight="normal" officeooo:rsid="001e22a2" style:font-size-asian="12pt" style:font-weight-asian="normal" style:font-size-complex="12pt" style:font-weight-complex="normal"/>
    </style:style>
    <style:style style:name="T15" style:family="text">
      <style:text-properties fo:font-variant="normal" fo:text-transform="none" fo:color="#333333" loext:opacity="100%" style:font-name="DejaVu Serif" fo:font-size="12pt" fo:letter-spacing="normal" fo:font-style="normal" fo:font-weight="normal" officeooo:rsid="0021ebd0" style:font-size-asian="12pt" style:font-weight-asian="normal" style:font-size-complex="12pt" style:font-weight-complex="normal"/>
    </style:style>
    <style:style style:name="T16" style:family="text">
      <style:text-properties fo:font-variant="normal" fo:text-transform="none" fo:color="#333333" loext:opacity="100%" style:font-name="DejaVu Serif" fo:font-size="12pt" fo:letter-spacing="normal" fo:font-style="normal" fo:font-weight="normal" officeooo:rsid="00230c76" style:font-size-asian="12pt" style:font-weight-asian="normal" style:font-size-complex="12pt" style:font-weight-complex="normal"/>
    </style:style>
    <style:style style:name="T17" style:family="text">
      <style:text-properties fo:font-variant="normal" fo:text-transform="none" fo:color="#333333" loext:opacity="100%" style:font-name="DejaVu Serif" fo:font-size="12pt" fo:letter-spacing="normal" fo:font-style="normal" fo:font-weight="normal" officeooo:rsid="0023eb00"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254e22" style:font-size-asian="12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26a421" style:font-size-asian="12pt" style:font-weight-asian="normal" style:font-size-complex="12pt" style:font-weight-complex="normal"/>
    </style:style>
    <style:style style:name="T20" style:family="text">
      <style:text-properties fo:font-variant="normal" fo:text-transform="none" fo:color="#333333" loext:opacity="100%" style:font-name="DejaVu Serif" fo:font-size="12pt" fo:letter-spacing="normal" fo:font-style="normal" fo:font-weight="normal" officeooo:rsid="002871ae" style:font-size-asian="12pt" style:font-weight-asian="normal" style:font-size-complex="12pt" style:font-weight-complex="normal"/>
    </style:style>
    <style:style style:name="T21" style:family="text">
      <style:text-properties fo:font-variant="normal" fo:text-transform="none" fo:color="#333333" loext:opacity="100%" style:font-name="DejaVu Serif" fo:font-size="12pt" fo:letter-spacing="normal" fo:font-style="normal" fo:font-weight="normal" officeooo:rsid="0028ff47" style:font-size-asian="12pt" style:font-weight-asian="normal" style:font-size-complex="12pt" style:font-weight-complex="normal"/>
    </style:style>
    <style:style style:name="T22" style:family="text">
      <style:text-properties fo:font-variant="normal" fo:text-transform="none" fo:color="#333333" loext:opacity="100%" style:font-name="DejaVu Serif" fo:font-size="12pt" fo:letter-spacing="normal" fo:font-style="normal" fo:font-weight="normal" officeooo:rsid="002aa9f9" style:font-size-asian="12pt" style:font-weight-asian="normal" style:font-size-complex="12pt" style:font-weight-complex="normal"/>
    </style:style>
    <style:style style:name="T23" style:family="text">
      <style:text-properties fo:font-variant="normal" fo:text-transform="none" fo:color="#333333" loext:opacity="100%" style:font-name="DejaVu Serif" fo:font-size="12pt" fo:letter-spacing="normal" fo:font-style="normal" fo:font-weight="normal" officeooo:rsid="002bf053" style:font-size-asian="12pt" style:font-weight-asian="normal" style:font-size-complex="12pt" style:font-weight-complex="normal"/>
    </style:style>
    <style:style style:name="T24" style:family="text">
      <style:text-properties fo:font-variant="normal" fo:text-transform="none" fo:color="#333333" loext:opacity="100%" style:font-name="DejaVu Serif" fo:font-size="12pt" fo:letter-spacing="normal" fo:font-style="normal" fo:font-weight="normal" officeooo:rsid="002df23a" style:font-size-asian="12pt" style:font-weight-asian="normal" style:font-size-complex="12pt" style:font-weight-complex="normal"/>
    </style:style>
    <style:style style:name="T25" style:family="text">
      <style:text-properties fo:font-variant="normal" fo:text-transform="none" fo:color="#333333" loext:opacity="100%" style:font-name="DejaVu Serif" fo:font-size="12pt" fo:letter-spacing="normal" fo:font-style="normal" fo:font-weight="normal" officeooo:rsid="0034e438" style:font-size-asian="12pt" style:font-weight-asian="normal" style:font-size-complex="12pt" style:font-weight-complex="normal"/>
    </style:style>
    <style:style style:name="T26" style:family="text">
      <style:text-properties fo:font-variant="normal" fo:text-transform="none" fo:color="#333333" loext:opacity="100%" style:font-name="DejaVu Serif" fo:font-size="12pt" fo:letter-spacing="normal" fo:font-style="normal" fo:font-weight="normal" officeooo:rsid="00367b00" style:font-size-asian="12pt" style:font-weight-asian="normal" style:font-size-complex="12pt" style:font-weight-complex="normal"/>
    </style:style>
    <style:style style:name="T27" style:family="text">
      <style:text-properties fo:font-variant="normal" fo:text-transform="none" fo:color="#333333" loext:opacity="100%" style:font-name="DejaVu Serif" fo:font-size="12pt" fo:letter-spacing="normal" fo:font-style="normal" fo:font-weight="normal" officeooo:rsid="0036f33c" style:font-size-asian="12pt" style:font-weight-asian="normal" style:font-size-complex="12pt" style:font-weight-complex="normal"/>
    </style:style>
    <style:style style:name="T28" style:family="text">
      <style:text-properties fo:font-variant="normal" fo:text-transform="none" fo:color="#333333" loext:opacity="100%" style:font-name="DejaVu Serif" fo:font-size="12pt" fo:letter-spacing="normal" fo:font-style="normal" fo:font-weight="normal" officeooo:rsid="003773f4" style:font-size-asian="12pt" style:font-weight-asian="normal" style:font-size-complex="12pt" style:font-weight-complex="normal"/>
    </style:style>
    <style:style style:name="T29" style:family="text">
      <style:text-properties fo:font-variant="normal" fo:text-transform="none" fo:color="#333333" loext:opacity="100%" style:font-name="DejaVu Serif" fo:font-size="12pt" fo:letter-spacing="normal" fo:font-style="normal" fo:font-weight="normal" officeooo:rsid="003b3953" style:font-size-asian="12pt" style:font-weight-asian="normal" style:font-size-complex="12pt" style:font-weight-complex="normal"/>
    </style:style>
    <style:style style:name="T30" style:family="text">
      <style:text-properties fo:font-variant="normal" fo:text-transform="none" fo:color="#333333" loext:opacity="100%" style:font-name="DejaVu Serif" fo:font-size="12pt" fo:letter-spacing="normal" fo:font-style="normal" fo:font-weight="normal" officeooo:rsid="003cf8a1" style:font-size-asian="12pt" style:font-weight-asian="normal" style:font-size-complex="12pt" style:font-weight-complex="normal"/>
    </style:style>
    <style:style style:name="T31" style:family="text">
      <style:text-properties fo:font-variant="normal" fo:text-transform="none" fo:color="#333333" loext:opacity="100%" style:font-name="DejaVu Serif" fo:font-size="12pt" fo:letter-spacing="normal" fo:font-style="normal" fo:font-weight="normal" officeooo:rsid="003e6056" style:font-size-asian="12pt" style:font-weight-asian="normal" style:font-size-complex="12pt" style:font-weight-complex="normal"/>
    </style:style>
    <style:style style:name="T32" style:family="text">
      <style:text-properties fo:font-variant="normal" fo:text-transform="none" fo:color="#333333" loext:opacity="100%" style:font-name="DejaVu Serif" fo:font-size="12pt" fo:letter-spacing="normal" fo:font-style="normal" fo:font-weight="normal" officeooo:rsid="00418e0d" style:font-size-asian="12pt" style:font-weight-asian="normal" style:font-size-complex="12pt" style:font-weight-complex="normal"/>
    </style:style>
    <style:style style:name="T33" style:family="text">
      <style:text-properties fo:font-variant="normal" fo:text-transform="none" fo:color="#333333" loext:opacity="100%" style:font-name="DejaVu Serif" fo:font-size="12pt" fo:letter-spacing="normal" fo:font-style="normal" fo:font-weight="normal" officeooo:rsid="00423fad" style:font-size-asian="12pt" style:font-weight-asian="normal" style:font-size-complex="12pt" style:font-weight-complex="normal"/>
    </style:style>
    <style:style style:name="T34" style:family="text">
      <style:text-properties fo:font-variant="normal" fo:text-transform="none" fo:color="#333333" loext:opacity="100%" style:font-name="DejaVu Serif" fo:font-size="12pt" fo:letter-spacing="normal" fo:font-style="normal" fo:font-weight="normal" officeooo:rsid="0042e85a" style:font-size-asian="12pt" style:font-weight-asian="normal" style:font-size-complex="12pt" style:font-weight-complex="normal"/>
    </style:style>
    <style:style style:name="T35" style:family="text">
      <style:text-properties fo:font-variant="normal" fo:text-transform="none" fo:color="#333333" loext:opacity="100%" style:font-name="DejaVu Serif" fo:font-size="12pt" fo:letter-spacing="normal" fo:font-style="normal" fo:font-weight="normal" officeooo:rsid="000c3ea1" style:font-size-asian="10.5pt" style:font-weight-asian="normal" style:font-size-complex="12pt" style:font-weight-complex="normal"/>
    </style:style>
    <style:style style:name="T36" style:family="text">
      <style:text-properties fo:font-variant="normal" fo:text-transform="none" fo:color="#333333" loext:opacity="100%" style:font-name="DejaVu Serif" fo:font-size="12pt" fo:letter-spacing="normal" fo:font-style="normal" fo:font-weight="normal" officeooo:rsid="000da419" style:font-size-asian="10.5pt" style:font-weight-asian="normal" style:font-size-complex="12pt" style:font-weight-complex="normal"/>
    </style:style>
    <style:style style:name="T37" style:family="text">
      <style:text-properties fo:font-variant="normal" fo:text-transform="none" fo:color="#333333" loext:opacity="100%" style:font-name="DejaVu Serif" fo:font-size="12pt" fo:letter-spacing="normal" fo:font-style="normal" fo:font-weight="normal" officeooo:rsid="000f1505" style:font-size-asian="10.5pt" style:font-weight-asian="normal" style:font-size-complex="12pt" style:font-weight-complex="normal"/>
    </style:style>
    <style:style style:name="T38" style:family="text">
      <style:text-properties fo:font-variant="normal" fo:text-transform="none" fo:color="#333333" loext:opacity="100%" style:font-name="DejaVu Serif" fo:font-size="12pt" fo:letter-spacing="normal" fo:font-style="normal" fo:font-weight="normal" officeooo:rsid="000f328b" style:font-size-asian="10.5pt" style:font-weight-asian="normal" style:font-size-complex="12pt" style:font-weight-complex="normal"/>
    </style:style>
    <style:style style:name="T39" style:family="text">
      <style:text-properties fo:font-variant="normal" fo:text-transform="none" fo:color="#333333" loext:opacity="100%" style:font-name="DejaVu Serif" fo:font-size="12pt" fo:letter-spacing="normal" fo:font-style="normal" fo:font-weight="normal" officeooo:rsid="00110869" style:font-size-asian="10.5pt" style:font-weight-asian="normal" style:font-size-complex="12pt" style:font-weight-complex="normal"/>
    </style:style>
    <style:style style:name="T40" style:family="text">
      <style:text-properties fo:font-variant="normal" fo:text-transform="none" fo:color="#333333" loext:opacity="100%" style:font-name="DejaVu Serif" fo:font-size="12pt" fo:letter-spacing="normal" fo:font-style="normal" fo:font-weight="normal" officeooo:rsid="00133cf5" style:font-size-asian="10.5pt" style:font-weight-asian="normal" style:font-size-complex="12pt" style:font-weight-complex="normal"/>
    </style:style>
    <style:style style:name="T41" style:family="text">
      <style:text-properties fo:font-variant="normal" fo:text-transform="none" fo:color="#333333" loext:opacity="100%" style:font-name="DejaVu Serif" fo:font-size="12pt" fo:letter-spacing="normal" fo:font-style="normal" fo:font-weight="normal" officeooo:rsid="001360e5" style:font-size-asian="10.5pt" style:font-weight-asian="normal" style:font-size-complex="12pt" style:font-weight-complex="normal"/>
    </style:style>
    <style:style style:name="T42" style:family="text">
      <style:text-properties fo:font-variant="normal" fo:text-transform="none" fo:color="#333333" loext:opacity="100%" style:font-name="DejaVu Serif" fo:font-size="12pt" fo:letter-spacing="normal" fo:font-style="normal" fo:font-weight="normal" officeooo:rsid="001793c1" style:font-size-asian="10.5pt" style:font-weight-asian="normal" style:font-size-complex="12pt" style:font-weight-complex="normal"/>
    </style:style>
    <style:style style:name="T43"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44" style:family="text">
      <style:text-properties fo:font-variant="normal" fo:text-transform="none" fo:color="#333333" loext:opacity="100%" style:font-name="DejaVu Serif" fo:font-size="12pt" fo:letter-spacing="normal" fo:font-style="normal" fo:font-weight="normal" officeooo:rsid="001b6a39" style:font-size-asian="10.5pt" style:font-weight-asian="normal" style:font-size-complex="12pt" style:font-weight-complex="normal"/>
    </style:style>
    <style:style style:name="T45" style:family="text">
      <style:text-properties fo:font-variant="normal" fo:text-transform="none" fo:color="#333333" loext:opacity="100%" style:font-name="DejaVu Serif" fo:font-size="12pt" fo:letter-spacing="normal" fo:font-style="normal" fo:font-weight="normal" officeooo:rsid="001bea10" style:font-size-asian="10.5pt" style:font-weight-asian="normal" style:font-size-complex="12pt" style:font-weight-complex="normal"/>
    </style:style>
    <style:style style:name="T46" style:family="text">
      <style:text-properties fo:font-variant="normal" fo:text-transform="none" fo:color="#333333" loext:opacity="100%" style:font-name="DejaVu Serif" fo:font-size="12pt" fo:letter-spacing="normal" fo:font-style="normal" fo:font-weight="normal" officeooo:rsid="001c0c56" style:font-size-asian="10.5pt" style:font-weight-asian="normal" style:font-size-complex="12pt" style:font-weight-complex="normal"/>
    </style:style>
    <style:style style:name="T47" style:family="text">
      <style:text-properties fo:font-variant="normal" fo:text-transform="none" fo:color="#333333" loext:opacity="100%" style:font-name="DejaVu Serif" fo:font-size="12pt" fo:letter-spacing="normal" fo:font-style="normal" fo:font-weight="normal" officeooo:rsid="002df23a" style:font-size-asian="10.5pt" style:font-weight-asian="normal" style:font-size-complex="12pt" style:font-weight-complex="normal"/>
    </style:style>
    <style:style style:name="T48"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49" style:family="text">
      <style:text-properties fo:font-variant="normal" fo:text-transform="none" fo:color="#333333" loext:opacity="100%" style:font-name="DejaVu Serif" fo:font-size="12pt" fo:letter-spacing="normal" fo:font-style="normal" fo:font-weight="normal" officeooo:rsid="002ef335" style:font-size-asian="10.5pt" style:font-weight-asian="normal" style:font-size-complex="12pt" style:font-weight-complex="normal"/>
    </style:style>
    <style:style style:name="T50" style:family="text">
      <style:text-properties fo:font-variant="normal" fo:text-transform="none" fo:color="#333333" loext:opacity="100%" style:font-name="DejaVu Serif" fo:font-size="12pt" fo:letter-spacing="normal" fo:font-style="normal" fo:font-weight="normal" officeooo:rsid="00309085" style:font-size-asian="10.5pt" style:font-weight-asian="normal" style:font-size-complex="12pt" style:font-weight-complex="normal"/>
    </style:style>
    <style:style style:name="T51" style:family="text">
      <style:text-properties fo:font-variant="normal" fo:text-transform="none" fo:color="#333333" loext:opacity="100%" style:font-name="DejaVu Serif" fo:font-size="12pt" fo:letter-spacing="normal" fo:font-style="normal" fo:font-weight="normal" officeooo:rsid="0031dec9" style:font-size-asian="10.5pt" style:font-weight-asian="normal" style:font-size-complex="12pt" style:font-weight-complex="normal"/>
    </style:style>
    <style:style style:name="T52" style:family="text">
      <style:text-properties fo:font-variant="normal" fo:text-transform="none" fo:color="#333333" loext:opacity="100%" style:font-name="DejaVu Serif" fo:font-size="12pt" fo:letter-spacing="normal" fo:font-style="normal" fo:font-weight="normal" officeooo:rsid="00320c96" style:font-size-asian="10.5pt" style:font-weight-asian="normal" style:font-size-complex="12pt" style:font-weight-complex="normal"/>
    </style:style>
    <style:style style:name="T53" style:family="text">
      <style:text-properties fo:font-variant="normal" fo:text-transform="none" fo:color="#333333" loext:opacity="100%" style:font-name="DejaVu Serif" fo:font-size="12pt" fo:letter-spacing="normal" fo:font-style="normal" fo:font-weight="normal" officeooo:rsid="00332782" style:font-size-asian="10.5pt" style:font-weight-asian="normal" style:font-size-complex="12pt" style:font-weight-complex="normal"/>
    </style:style>
    <style:style style:name="T54" style:family="text">
      <style:text-properties fo:font-variant="normal" fo:text-transform="none" fo:color="#333333" loext:opacity="100%" style:font-name="DejaVu Serif" fo:font-size="12pt" fo:letter-spacing="normal" fo:font-style="normal" fo:font-weight="normal" officeooo:rsid="00345703" style:font-size-asian="10.5pt" style:font-weight-asian="normal" style:font-size-complex="12pt" style:font-weight-complex="normal"/>
    </style:style>
    <style:style style:name="T55" style:family="text">
      <style:text-properties fo:font-variant="normal" fo:text-transform="none" fo:color="#333333" loext:opacity="100%" style:font-name="DejaVu Serif" fo:font-size="12pt" fo:letter-spacing="normal" fo:font-style="normal" fo:font-weight="normal" officeooo:rsid="00378e6d" style:font-size-asian="10.5pt" style:font-weight-asian="normal" style:font-size-complex="12pt" style:font-weight-complex="normal"/>
    </style:style>
    <style:style style:name="T56" style:family="text">
      <style:text-properties fo:font-variant="normal" fo:text-transform="none" fo:color="#333333" loext:opacity="100%" style:font-name="DejaVu Serif" fo:font-size="12pt" fo:letter-spacing="normal" fo:font-style="normal" fo:font-weight="normal" officeooo:rsid="0038202c" style:font-size-asian="10.5pt" style:font-weight-asian="normal" style:font-size-complex="12pt" style:font-weight-complex="normal"/>
    </style:style>
    <style:style style:name="T57" style:family="text">
      <style:text-properties fo:font-variant="normal" fo:text-transform="none" fo:color="#333333" loext:opacity="100%" style:font-name="DejaVu Serif" fo:font-size="12pt" fo:letter-spacing="normal" fo:font-style="normal" fo:font-weight="normal" officeooo:rsid="0039a3ee" style:font-size-asian="10.5pt" style:font-weight-asian="normal" style:font-size-complex="12pt" style:font-weight-complex="normal"/>
    </style:style>
    <style:style style:name="T58" style:family="text">
      <style:text-properties fo:font-variant="normal" fo:text-transform="none" fo:color="#333333" loext:opacity="100%" style:font-name="DejaVu Serif" fo:font-size="12pt" fo:letter-spacing="normal" fo:font-style="normal" fo:font-weight="normal" officeooo:rsid="003a6a0a" style:font-size-asian="10.5pt" style:font-weight-asian="normal" style:font-size-complex="12pt" style:font-weight-complex="normal"/>
    </style:style>
    <style:style style:name="T59" style:family="text">
      <style:text-properties fo:font-variant="normal" fo:text-transform="none" fo:color="#333333" loext:opacity="100%" style:font-name="DejaVu Serif" fo:font-size="12pt" fo:letter-spacing="normal" fo:font-style="normal" fo:font-weight="normal" officeooo:rsid="0040444d" style:font-size-asian="10.5pt" style:font-weight-asian="normal" style:font-size-complex="12pt" style:font-weight-complex="normal"/>
    </style:style>
    <style:style style:name="T60" style:family="text">
      <style:text-properties fo:font-variant="normal" fo:text-transform="none" fo:color="#333333" loext:opacity="100%" style:font-name="DejaVu Serif" fo:font-size="12pt" fo:letter-spacing="normal" fo:font-style="normal" fo:font-weight="normal" officeooo:rsid="00407f5c" style:font-size-asian="10.5pt" style:font-weight-asian="normal" style:font-size-complex="12pt" style:font-weight-complex="normal"/>
    </style:style>
    <style:style style:name="T61"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62" style:family="text">
      <style:text-properties fo:font-variant="normal" fo:text-transform="none" fo:color="#333333" loext:opacity="100%" style:font-name="DejaVu Serif" fo:font-size="12pt" fo:letter-spacing="normal" fo:font-style="normal" fo:font-weight="bold" officeooo:rsid="000da419" style:font-size-asian="12pt" style:font-weight-asian="bold" style:font-size-complex="12pt" style:font-weight-complex="bold"/>
    </style:style>
    <style:style style:name="T63"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64" style:family="text">
      <style:text-properties fo:font-variant="normal" fo:text-transform="none" fo:color="#333333" loext:opacity="100%" style:font-name="DejaVu Serif" fo:font-size="12pt" fo:letter-spacing="normal" fo:font-style="normal" fo:font-weight="bold" officeooo:rsid="001c1c5e" style:font-size-asian="12pt" style:font-weight-asian="bold" style:font-size-complex="12pt" style:font-weight-complex="bold"/>
    </style:style>
    <style:style style:name="T65" style:family="text">
      <style:text-properties fo:font-variant="normal" fo:text-transform="none" fo:color="#333333" loext:opacity="100%" style:font-name="DejaVu Serif" fo:font-size="12pt" fo:letter-spacing="normal" fo:font-style="normal" officeooo:rsid="00418e0d" style:font-size-asian="12pt" style:font-size-complex="12pt"/>
    </style:style>
    <style:style style:name="T66"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67"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68"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69" style:family="text">
      <style:text-properties fo:font-variant="normal" fo:text-transform="none" fo:letter-spacing="normal" fo:font-style="normal" fo:font-weight="normal"/>
    </style:style>
    <style:style style:name="T70" style:family="text">
      <style:text-properties officeooo:rsid="0006fb1d"/>
    </style:style>
    <style:style style:name="T71" style:family="text">
      <style:text-properties fo:color="#000000" loext:opacity="100%" style:font-name="DejaVu Serif" fo:font-size="12pt" officeooo:rsid="0008989c" style:font-size-asian="12pt" style:font-size-complex="12pt"/>
    </style:style>
    <style:style style:name="T72" style:family="text">
      <style:text-properties fo:color="#000000" loext:opacity="100%" style:font-name="DejaVu Serif" fo:font-size="12pt" officeooo:rsid="000a8a9b" style:font-size-asian="12pt" style:font-size-complex="12pt"/>
    </style:style>
    <style:style style:name="T73" style:family="text">
      <style:text-properties officeooo:rsid="000ba42b"/>
    </style:style>
    <style:style style:name="T74" style:family="text">
      <style:text-properties officeooo:rsid="001c1c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TIS GALILEO GALILEI ROMA</text:p>
      <text:p text:style-name="P15"/>
      <text:p text:style-name="P16">Via Conte Verde 51 00185 Roma (RM)</text:p>
      <text:p text:style-name="P17"><text:span text:style-name="T70">Segreteria didattica: </text:span><text:span text:style-name="T69">06/77071943/5</text:span></text:p>
      <text:p text:style-name="P15">Segreteria del personale: 06/77071947</text:p>
      <text:p text:style-name="P18">E-mail istituto: <text:a xlink:type="simple" xlink:href="mailto:rmtf090003@istruzione.it" text:style-name="Internet_20_link" text:visited-style-name="Visited_20_Internet_20_Link">rmtf090003@istruzione.it</text:a></text:p>
      <text:p text:style-name="P19"><text:span text:style-name="T71">Codice M</text:span><text:span text:style-name="T72">eccanografico Istituto</text:span><text:span text:style-name="T71">: </text:span><text:span text:style-name="Strong_20_Emphasis"><text:span text:style-name="T8">RMTF090003</text:span></text:span></text:p>
      <text:p text:style-name="P19"><text:span text:style-name="Strong_20_Emphasis"><text:span text:style-name="T8"/></text:span></text:p>
      <text:p text:style-name="P19"/>
      <text:p text:style-name="P19"/>
      <text:p text:style-name="P19"/>
      <text:p text:style-name="P19"/>
      <text:p text:style-name="P19"/>
      <text:p text:style-name="P19"/>
      <text:p text:style-name="P19"><text:span text:style-name="Strong_20_Emphasis"><text:span text:style-name="T61"/></text:span></text:p>
      <text:p text:style-name="P24"><text:span text:style-name="Strong_20_Emphasis"/></text:p>
      <text:p text:style-name="P24"><text:span text:style-name="Strong_20_Emphasis"/></text:p>
      <text:p text:style-name="P24"><text:span text:style-name="Strong_20_Emphasis"/></text:p>
      <text:p text:style-name="P24"><text:span text:style-name="Strong_20_Emphasis"><text:span text:style-name="T73">GENERATORE DI FUNZIONI CON CONVERTITORE DIGITALE-ANALOGICO E MICROCONTROLLORE</text:span></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61"/></text:span></text:p>
      <text:p text:style-name="P19"><text:span text:style-name="Strong_20_Emphasis"><text:span text:style-name="T2"/></text:span></text:p>
      <text:p text:style-name="P19"><text:span text:style-name="Strong_20_Emphasis"><text:span text:style-name="T2"/></text:span></text:p>
      <text:p text:style-name="P19"><text:span text:style-name="Strong_20_Emphasis"><text:span text:style-name="T2"/></text:span></text:p>
      <text:p text:style-name="P19"><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p text:style-name="P2"><text:soft-page-break/><text:span text:style-name="Strong_20_Emphasis"><text:span text:style-name="T66">Indice:</text:span></text:span></text:p>
      <text:p text:style-name="P2"><text:span text:style-name="Strong_20_Emphasis"><text:span text:style-name="T3"/></text:span></text:p>
      <text:list xml:id="list1450108132" text:style-name="L1">
        <text:list-item>
          <text:p text:style-name="P25"><text:span text:style-name="Strong_20_Emphasis"><text:span text:style-name="T74">Introduzione</text:span></text:span></text:p>
          <text:list>
            <text:list-item>
              <text:p text:style-name="P26"><text:span text:style-name="Strong_20_Emphasis"><text:span text:style-name="T10">Ragioni, motivazioni </text:span></text:span><text:span text:style-name="Strong_20_Emphasis"><text:span text:style-name="T24">e scopi</text:span></text:span></text:p>
            </text:list-item>
            <text:list-item>
              <text:p text:style-name="P27"><text:span text:style-name="Strong_20_Emphasis"><text:span text:style-name="T9">Perché un generatore di </text:span></text:span><text:span text:style-name="Strong_20_Emphasis"><text:span text:style-name="T12">segnali</text:span></text:span><text:span text:style-name="Strong_20_Emphasis"><text:span text:style-name="T9"> digitale?</text:span></text:span></text:p>
            </text:list-item>
            <text:list-item>
              <text:p text:style-name="P27"><text:span text:style-name="Strong_20_Emphasis"><text:span text:style-name="T9">Direct Digital Synthesis: tecniche digitali di generazioni di segnali</text:span></text:span></text:p>
            </text:list-item>
            <text:list-item>
              <text:p text:style-name="P27"><text:span text:style-name="Strong_20_Emphasis"><text:span text:style-name="T9">Perché due microcontrollori?</text:span></text:span></text:p>
            </text:list-item>
            <text:list-item>
              <text:p text:style-name="P28"><text:span text:style-name="Strong_20_Emphasis"><text:span text:style-name="T17">Costi</text:span></text:span></text:p>
            </text:list-item>
          </text:list>
        </text:list-item>
        <text:list-item>
          <text:p text:style-name="P29"><text:span text:style-name="Strong_20_Emphasis"><text:span text:style-name="T62">Schemi</text:span></text:span></text:p>
          <text:list>
            <text:list-item>
              <text:p text:style-name="P29"><text:span text:style-name="Strong_20_Emphasis"><text:span text:style-name="T11">Schema a blocchi e legenda</text:span></text:span></text:p>
            </text:list-item>
            <text:list-item>
              <text:p text:style-name="P29"><text:span text:style-name="Strong_20_Emphasis"><text:span text:style-name="T11">Schema elettrico</text:span></text:span></text:p>
            </text:list-item>
          </text:list>
        </text:list-item>
        <text:list-item>
          <text:p text:style-name="P27"><text:span text:style-name="Strong_20_Emphasis"><text:span text:style-name="T63">Convertitori Digitali-Analogico</text:span></text:span></text:p>
          <text:list>
            <text:list-item>
              <text:p text:style-name="P27"><text:span text:style-name="Strong_20_Emphasis"><text:span text:style-name="T9">Tipologie e progettazione</text:span></text:span></text:p>
            </text:list-item>
            <text:list-item>
              <text:p text:style-name="P27"><text:span text:style-name="Strong_20_Emphasis"><text:span text:style-name="T9">Vantaggi e svantaggi</text:span></text:span></text:p>
            </text:list-item>
          </text:list>
        </text:list-item>
        <text:list-item>
          <text:p text:style-name="P27"><text:span text:style-name="Strong_20_Emphasis"><text:span text:style-name="T63">Filtri</text:span></text:span></text:p>
          <text:list>
            <text:list-item>
              <text:p text:style-name="P27"><text:span text:style-name="Strong_20_Emphasis"><text:span text:style-name="T9">Filtro Butterworth del sesto ordine</text:span></text:span></text:p>
            </text:list-item>
            <text:list-item>
              <text:p text:style-name="P27"><text:span text:style-name="Strong_20_Emphasis"><text:span text:style-name="T9">Filtro RC del primo ordine</text:span></text:span></text:p>
            </text:list-item>
          </text:list>
        </text:list-item>
        <text:list-item>
          <text:p text:style-name="P27"><text:span text:style-name="Strong_20_Emphasis"><text:span text:style-name="T63">Condizionamento del segnale con amplificatori operazionali</text:span></text:span></text:p>
          <text:list>
            <text:list-item>
              <text:p text:style-name="P27"><text:span text:style-name="Strong_20_Emphasis"><text:span text:style-name="T9">Offset e amplificazione</text:span></text:span></text:p>
            </text:list-item>
            <text:list-item>
              <text:p text:style-name="P27"><text:span text:style-name="Strong_20_Emphasis"><text:span text:style-name="T9">Condizionamento del range di valori</text:span></text:span></text:p>
            </text:list-item>
          </text:list>
        </text:list-item>
        <text:list-item>
          <text:p text:style-name="P29"><text:span text:style-name="Strong_20_Emphasis"><text:span text:style-name="T62">Problemi attuali e </text:span></text:span><text:span text:style-name="Strong_20_Emphasis"><text:span text:style-name="T64">possibilità di espansione</text:span></text:span></text:p>
          <text:list>
            <text:list-item>
              <text:p text:style-name="P29"><text:span text:style-name="Strong_20_Emphasis"><text:span text:style-name="T11">Problemi attuali</text:span></text:span></text:p>
            </text:list-item>
            <text:list-item>
              <text:p text:style-name="P30"><text:span text:style-name="Strong_20_Emphasis"><text:span text:style-name="T13">Possibilità di espansione e m</text:span></text:span><text:span text:style-name="Strong_20_Emphasis"><text:span text:style-name="T11">iglioramenti futuri</text:span></text:span></text:p>
            </text:list-item>
          </text:list>
        </text:list-item>
        <text:list-item>
          <text:p text:style-name="P29"><text:span text:style-name="Strong_20_Emphasis"><text:span text:style-name="T62">Fonti</text:span></text:span></text:p>
        </text:list-item>
        <text:list-item>
          <text:p text:style-name="P29"><text:span text:style-name="Strong_20_Emphasis"><text:span text:style-name="T62">Fotografie</text:span></text:span></text:p>
        </text:list-item>
      </text:lis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oft-page-break/><text:span text:style-name="Strong_20_Emphasis"><text:span text:style-name="T3"/></text:span></text:p>
      <text:p text:style-name="P2"><text:span text:style-name="Strong_20_Emphasis"><text:span text:style-name="T3"/></text:span></text:p>
      <text:p text:style-name="P19"><text:span text:style-name="Strong_20_Emphasis"><text:span text:style-name="T67">Ragioni e motivazioni dietro lo sviluppo di questo progetto</text:span></text:span></text:p>
      <text:p text:style-name="P4"><text:span text:style-name="Strong_20_Emphasis"><text:span text:style-name="T67"><text:tab/><text:tab/><text:tab/><text:tab/><text:tab/></text:span></text:span></text:p>
      <text:p text:style-name="P20"><text:span text:style-name="Strong_20_Emphasis"><text:span text:style-name="T4"/></text:span></text:p>
      <text:p text:style-name="P20"><text:span text:style-name="Strong_20_Emphasis"><text:span text:style-name="T4">Ragioni, motivazioni</text:span></text:span><text:span text:style-name="Strong_20_Emphasis"><text:span text:style-name="T7"> e scopi</text:span></text:span></text:p>
      <text:p text:style-name="P20"><text:span text:style-name="Strong_20_Emphasis"><text:span text:style-name="T68"/></text:span></text:p>
      <text:p text:style-name="P3"><text:span text:style-name="Strong_20_Emphasis"><text:span text:style-name="T35">Nel marzo 2020, come misura preventiva del contaggio da Covid-19, le scuole sono state chiuse fino a fine anno scolastico. </text:span></text:span><text:span text:style-name="Strong_20_Emphasis"><text:span text:style-name="T39">Anche durante l’anno corrente</text:span></text:span><text:span text:style-name="Strong_20_Emphasis"><text:span text:style-name="T35">, le lezioni in presenza sono state rare e repentinamente interrotte per il ritorno alla didattica a distanza. Quest’ultima è indubbiamente stata un tratto caratterisco nelle vite degli studenti e studentesse nell’ultimo anno e mezzo. </text:span></text:span></text:p>
      <text:p text:style-name="P3"><text:span text:style-name="Strong_20_Emphasis"><text:span text:style-name="T35">Frequentando un istituto tecnico, maggior parte delle ore delle materie di indirizzo sono dedicate ai laboratori pratici. Con l’avvento della didattica a distanza questa possibilità è venuta meno. Anche con il ritorno in presenza, seppur parziale, l’accesso ai laboratori è stato comunque raro e complicato.</text:span></text:span></text:p>
      <text:p text:style-name="P4"><text:span text:style-name="Strong_20_Emphasis"><text:span text:style-name="T35">Ho così deciso di fare alcune esperienze di laboratorio da solo, a casa, aggiungendol</text:span></text:span><text:span text:style-name="Strong_20_Emphasis"><text:span text:style-name="T44">o</text:span></text:span><text:span text:style-name="Strong_20_Emphasis"><text:span text:style-name="T35"> al normale svolgimento dei compiti. Ho personalmente la fortuna di essere riuscito a prendere in prestito da mio padre parte dei su</text:span></text:span><text:span text:style-name="Strong_20_Emphasis"><text:span text:style-name="T45">o</text:span></text:span><text:span text:style-name="Strong_20_Emphasis"><text:span text:style-name="T35">i strumenti da laboratorio, come multimetri, saldatori, oscilloscopio e alimentatore stabilizzato. Quello che mancava era un generatore di </text:span></text:span><text:span text:style-name="Strong_20_Emphasis"><text:span text:style-name="T36">segnali</text:span></text:span><text:span text:style-name="Strong_20_Emphasis"><text:span text:style-name="T35">. Parlando </text:span></text:span><text:span text:style-name="Strong_20_Emphasis"><text:span text:style-name="T36">con amici e professori, ho scoperto l’esistenza di generatori di segnali basati su microcontrollori. Ho subito pensato potesse essere un’idea interessante, anche in vista dell’Esame di Stato, progettare e costruire da me un generatore di funzioni digitale. Ho parlato della mia idea ai professori, che l’hanno accettata e condivisa. </text:span></text:span></text:p>
      <text:p text:style-name="P9"><text:span text:style-name="Strong_20_Emphasis"><text:span text:style-name="T40">Anche l</text:span></text:span><text:span text:style-name="Strong_20_Emphasis"><text:span text:style-name="T36">a commissione d’esame ha poi gentilmente accettato la mia idea come argomento per questo elaborato.</text:span></text:span></text:p>
      <text:p text:style-name="P10"><text:span text:style-name="Strong_20_Emphasis"><text:span text:style-name="T47">Il progetto è </text:span></text:span><text:span text:style-name="Strong_20_Emphasis"><text:span text:style-name="T48">dunque</text:span></text:span><text:span text:style-name="Strong_20_Emphasis"><text:span text:style-name="T47"> da considerarsi come un semplice studio di fattibilità, che ha senza subbio avuto esito positivo. Le possibilità di miglioramento e di espansione dello strumento sono enormi, a partire dall’incremento della frequenza massima di uscita e l’introduzione </text:span></text:span><text:span text:style-name="Strong_20_Emphasis"><text:span text:style-name="T49">di </text:span></text:span><text:span text:style-name="Strong_20_Emphasis"><text:span text:style-name="T47">un controllo completamente digitale della </text:span></text:span><text:span text:style-name="Strong_20_Emphasis"><text:span text:style-name="T50">ampiezza e dell’offset</text:span></text:span><text:span text:style-name="Strong_20_Emphasis"><text:span text:style-name="T47"> dell’onda </text:span></text:span><text:span text:style-name="Strong_20_Emphasis"><text:span text:style-name="T50">in uscita</text:span></text:span><text:span text:style-name="Strong_20_Emphasis"><text:span text:style-name="T47">.</text:span></text:span></text:p>
      <text:p text:style-name="P11"><text:span text:style-name="Strong_20_Emphasis"><text:span text:style-name="T48">Lo scopo del progetto è </text:span></text:span><text:span text:style-name="Strong_20_Emphasis"><text:span text:style-name="T51">primariamente</text:span></text:span><text:span text:style-name="Strong_20_Emphasis"><text:span text:style-name="T48"> quello di fornire a me stesso uno strumento di laboratorio precedentemente mancante nella mia dotazione. Questo ha insito in s</text:span></text:span><text:span text:style-name="Strong_20_Emphasis"><text:span text:style-name="T59">è</text:span></text:span><text:span text:style-name="Strong_20_Emphasis"><text:span text:style-name="T48"> un più ampio scopo didattico. Il generatore di segnali è composto di una serie di elementi che sintetizzano l’esperienza didattica di tutto il triennio del nostro corso di studi: in primis i convertitore digitali-analogici, i filtri attivi e passivi del primo e di ordini superiori, l’uso e la programmazione dei microcontrollori, il condizionamento dei segnali e l’uso, </text:span></text:span><text:span text:style-name="Strong_20_Emphasis"><text:span text:style-name="T55">dal</text:span></text:span><text:span text:style-name="Strong_20_Emphasis"><text:span text:style-name="T48"> più semplice al più complicato, di componenti a semiconduttori, primariamente amplificatori operazionali, </text:span></text:span><text:span text:style-name="Strong_20_Emphasis"><text:span text:style-name="T60">poi transistor e diodi</text:span></text:span><text:span text:style-name="Strong_20_Emphasis"><text:span text:style-name="T48">. </text:span></text:span><text:span text:style-name="Strong_20_Emphasis"><text:span text:style-name="T52">A questo si aggiungono le tecniche digitali per la generazione di segnali, che in parte sfuggono </text:span></text:span><text:span text:style-name="Strong_20_Emphasis"><text:span text:style-name="T56">alla programmazione del corso di automazione </text:span></text:span><text:span text:style-name="Strong_20_Emphasis"><text:span text:style-name="T52">ma sicuramente espandono l’ambito di quanto imparato in questi tre anni.</text:span></text:span></text:p>
      <text:p text:style-name="P11"><text:span text:style-name="Strong_20_Emphasis"><text:span text:style-name="T48"/></text:span></text:p>
      <text:p text:style-name="P23"><text:span text:style-name="Strong_20_Emphasis"><text:span text:style-name="T48"/></text:span></text:p>
      <text:p text:style-name="P23"><text:span text:style-name="Strong_20_Emphasis"><text:span text:style-name="T5">Perché un generatore di segnali digitale?</text:span></text:span></text:p>
      <text:p text:style-name="P5"><text:span text:style-name="Strong_20_Emphasis"><text:span text:style-name="T5"/></text:span></text:p>
      <text:p text:style-name="P5"><text:span text:style-name="Strong_20_Emphasis"><text:span text:style-name="T37">L’avvento negli ultimi anni dei microcontrollori ha indubbiamente aperto le frontiere per una rivoluzione nel mondo dell’elettronica. Il microcontrollore è un elemento le cui azioni possono essere comandate attraverso un programma, scritto in diversi linguaggi di programmazione, compilato e </text:span></text:span><text:soft-page-break/><text:span text:style-name="Strong_20_Emphasis"><text:span text:style-name="T37">caricato. Questo </text:span></text:span><text:span text:style-name="Strong_20_Emphasis"><text:span text:style-name="T57">li rende</text:span></text:span><text:span text:style-name="Strong_20_Emphasis"><text:span text:style-name="T37"> componenti di una flessibilità incredibile, adattabili virtualmente a ogni situazione. Non si ha più un circuito che esegue una sola azione, come in passato, ma un circuito </text:span></text:span><text:span text:style-name="Strong_20_Emphasis"><text:span text:style-name="T41">che</text:span></text:span><text:span text:style-name="Strong_20_Emphasis"><text:span text:style-name="T37">, riprogrammando il microcontrollore, può eseguire diverse azioni, </text:span></text:span><text:span text:style-name="Strong_20_Emphasis"><text:span text:style-name="T58">senza cambiare la configurazione hardware.</text:span></text:span></text:p>
      <text:p text:style-name="P5"><text:span text:style-name="Strong_20_Emphasis"><text:span text:style-name="T37">Questo è vero anche per i generatori di segnali. </text:span></text:span><text:span text:style-name="Strong_20_Emphasis"><text:span text:style-name="T38">Un singolo microcontrollore, opportunamente programmato, collegato ad un DAC (Digital-Analog Converter / Convertitore Digitale-Analogico) può rimpiazzare e miniaturizzare quelli che prima erano una serie di circuiti distinti, che occupa</text:span></text:span><text:span text:style-name="Strong_20_Emphasis"><text:span text:style-name="T46">va</text:span></text:span><text:span text:style-name="Strong_20_Emphasis"><text:span text:style-name="T38">no più spazio e costano di più. Ma il fattore principale in realtà è un altro. </text:span></text:span><text:span text:style-name="Strong_20_Emphasis"><text:span text:style-name="T53">I generatori di segnali digitali (Generatori DDS in breve) hanno enormi vantaggi nell’ambito della frequenza: in primo luogo non</text:span></text:span><text:span text:style-name="Strong_20_Emphasis"><text:span text:style-name="T38"> soffrono la deriva di frequenza tipica dei generatori di segnali analogici, fenomeno che aumenta con l’utilizzo e il surriscaldarsi de</text:span></text:span><text:span text:style-name="Strong_20_Emphasis"><text:span text:style-name="T42">i componenti passivi all’interno</text:span></text:span><text:span text:style-name="Strong_20_Emphasis"><text:span text:style-name="T38">. </text:span></text:span><text:span text:style-name="Strong_20_Emphasis"><text:span text:style-name="T53">L’usura e l’invecchiamento dei componenti passivi nei generatori analogici, più presenti che in quelli digitali, portano anche alla distorsione dell’onda in uscita fino anche alla rottura dello strumento. In secondo luogo </text:span></text:span><text:span text:style-name="Strong_20_Emphasis"><text:span text:style-name="T54">i generatori DDS impiegano un tempo infinitesimi a passare da un segnale di una determinata frequenza ad uno di una frequenza totalmente diversa rispetto ad un generatore di segnali analogico. I generatori DDS</text:span></text:span><text:span text:style-name="Strong_20_Emphasis"><text:span text:style-name="T38"> riduc</text:span></text:span><text:span text:style-name="Strong_20_Emphasis"><text:span text:style-name="T54">ono inoltre </text:span></text:span><text:span text:style-name="Strong_20_Emphasis"><text:span text:style-name="T38">la quantità di componenti, soprattutto quelli passivi, necessari alla realizzazione degli oscillatori, rimpiazzandoli </text:span></text:span><text:span text:style-name="Strong_20_Emphasis"><text:span text:style-name="T54">con componenti a logica sequenziale o con un microcontrollore, entrambi seguiti da un DAC.</text:span></text:span></text:p>
      <text:p text:style-name="P5"><text:span text:style-name="Strong_20_Emphasis"><text:span text:style-name="T43"/></text:span></text:p>
      <text:p text:style-name="P5"><text:span text:style-name="Strong_20_Emphasis"><text:span text:style-name="T43"/></text:span></text:p>
      <text:p text:style-name="P21"><text:span text:style-name="Strong_20_Emphasis"><text:span text:style-name="T5">Perché </text:span></text:span><text:span text:style-name="Strong_20_Emphasis"><text:span text:style-name="T6">due microcontrollori?</text:span></text:span></text:p>
      <text:p text:style-name="P21"><text:span text:style-name="Strong_20_Emphasis"><text:span text:style-name="T6"/></text:span></text:p>
      <text:p text:style-name="P12"><text:span text:style-name="Strong_20_Emphasis"><text:span text:style-name="T25">Agli a</text:span></text:span><text:span text:style-name="Strong_20_Emphasis"><text:span text:style-name="T13">l</text:span></text:span><text:span text:style-name="Strong_20_Emphasis"><text:span text:style-name="T25">b</text:span></text:span><text:span text:style-name="Strong_20_Emphasis"><text:span text:style-name="T13">o</text:span></text:span><text:span text:style-name="Strong_20_Emphasis"><text:span text:style-name="T25">ri dello sviluppo della tecnologia dei generatori DDS, il convertitore fase-tensione era </text:span></text:span><text:span text:style-name="Strong_20_Emphasis"><text:span text:style-name="T29">implementato</text:span></text:span><text:span text:style-name="Strong_20_Emphasis"><text:span text:style-name="T25"> con componenti in logica sequenziale. Col tempo </text:span></text:span><text:span text:style-name="Strong_20_Emphasis"><text:span text:style-name="T32">quest’ultima</text:span></text:span><text:span text:style-name="Strong_20_Emphasis"><text:span text:style-name="T25"> è stata sostituita dall’utilizzo di microcontrollori. Questo riduce l’ingrombro di spazio e la quantità di componenti utilizzati, </text:span></text:span><text:span text:style-name="Strong_20_Emphasis"><text:span text:style-name="T26">rimpiazzando la logica sequenziale con un programma caricato sulla memoria del microcontrollore. Inoltre sostituire la memoria statica che mantiene le informazioni sulla forma d’onda da generare con un array nella memoria del microcontrollore permette di cambiare programmaticamente la forma d’onda che si vuole generare e la sua risoluzione.</text:span></text:span></text:p>
      <text:p text:style-name="P13"><text:span text:style-name="Strong_20_Emphasis"><text:span text:style-name="T27">Per questi motivi è stato scelto di usare dei microcontrollori invece della logica sequenziale.</text:span></text:span></text:p>
      <text:p text:style-name="P12"><text:span text:style-name="Strong_20_Emphasis"><text:span text:style-name="T25">I</text:span></text:span><text:span text:style-name="Strong_20_Emphasis"><text:span text:style-name="T13">l Teensy 3.5 è un potente microcontrollore Arduino-compatibile </text:span></text:span><text:span text:style-name="Strong_20_Emphasis"><text:span text:style-name="T33">con processore ARM Cortex M0, </text:span></text:span><text:span text:style-name="Strong_20_Emphasis"><text:span text:style-name="T14">con frequenza di clock a 120 MHz, overclockabile fino a 168 M</text:span></text:span><text:span text:style-name="Strong_20_Emphasis"><text:span text:style-name="T17">H</text:span></text:span><text:span text:style-name="Strong_20_Emphasis"><text:span text:style-name="T14">z, con vari “ottimizzatori” applicabili durante la compilazione del codice per incrementare la velocità di esecuzione del programma. Ogni ciclo di clock </text:span></text:span><text:span text:style-name="Strong_20_Emphasis"><text:span text:style-name="T30">(che dura solo nove nanosecondi) </text:span></text:span><text:span text:style-name="Strong_20_Emphasis"><text:span text:style-name="T14">di questo microcontrollore è dedicato esclusivamente alla generazione delle onde. Interrompere il ciclo della generazione di onde con altre azioni (come aggiornare il display LCD, oppure leggere i dati in input da altre fonti come l’encoder</text:span></text:span><text:span text:style-name="Strong_20_Emphasis"><text:span text:style-name="T15">) porterebbe inevitabilmente</text:span></text:span><text:span text:style-name="Strong_20_Emphasis"><text:span text:style-name="T16"> all’instabilità della frequenza dell’onda in uscita e talvolta alla deformazione della stessa.</text:span></text:span></text:p>
      <text:p text:style-name="P6"><text:span text:style-name="Strong_20_Emphasis"><text:span text:style-name="T17">Per </text:span></text:span><text:span text:style-name="Strong_20_Emphasis"><text:span text:style-name="T28">evitare questo problema </text:span></text:span><text:span text:style-name="Strong_20_Emphasis"><text:span text:style-name="T17">Teensy 3.5 viene affiancato da un Atmega 32u4, che si occupa esclusivamente dell’interfacciamento con l’utente (attraverso l’encoder), della lettura delle informazioni (dopo il condizionamento) sulla forma d’onda e mostrare il tutto sul display LCD. </text:span></text:span><text:span text:style-name="Strong_20_Emphasis"><text:span text:style-name="T18">Questo toglie carico computazionale al Teensy 3.5, permettendo l’effettiva stabilità in frequenza dell’onda generata, evitando deformazioni.</text:span></text:span></text:p>
      <text:p text:style-name="P7"><text:soft-page-break/><text:span text:style-name="Strong_20_Emphasis"><text:span text:style-name="T18">La scelta di questa coppia di microcontrollori deriva da una mia vasta esperienza nel loro utilizzo nell’ambito del laboratorio di robotica. Inoltre, all’interno del laboratorio di TPSEE, </text:span></text:span><text:span text:style-name="Strong_20_Emphasis"><text:span text:style-name="T19">ogni studente della classe ha sviluppato una scheda microcontrollore “general purpose” basata su Atmega 32u4.</text:span></text:span></text:p>
      <text:p text:style-name="P7"><text:span text:style-name="Strong_20_Emphasis"><text:span text:style-name="T18">Il Teensy 3.5 non è tuttavia il microcontrollore più adatto per questo lavoro, ma ad un modico prezzo offre ben due DAC e un’elevata frequenza di clock. </text:span></text:span><text:span text:style-name="Strong_20_Emphasis"><text:span text:style-name="T23">Il circuito stampato </text:span></text:span><text:span text:style-name="Strong_20_Emphasis"><text:span text:style-name="T20">è stat</text:span></text:span><text:span text:style-name="Strong_20_Emphasis"><text:span text:style-name="T23">o </text:span></text:span><text:span text:style-name="Strong_20_Emphasis"><text:span text:style-name="T20">comunque progettat</text:span></text:span><text:span text:style-name="Strong_20_Emphasis"><text:span text:style-name="T23">o</text:span></text:span><text:span text:style-name="Strong_20_Emphasis"><text:span text:style-name="T20"> e</text:span></text:span><text:span text:style-name="Strong_20_Emphasis"><text:span text:style-name="T22">d assemblat</text:span></text:span><text:span text:style-name="Strong_20_Emphasis"><text:span text:style-name="T23">o </text:span></text:span><text:span text:style-name="Strong_20_Emphasis"><text:span text:style-name="T20">per poter </text:span></text:span><text:span text:style-name="Strong_20_Emphasis"><text:span text:style-name="T21">sostituire facilmente il Teensy 3.5 con un altro microcontrollore, con </text:span></text:span><text:span text:style-name="Strong_20_Emphasis"><text:span text:style-name="T22">DAC integrato o esterno, previa </text:span></text:span><text:span text:style-name="Strong_20_Emphasis"><text:span text:style-name="T21">progettazione di una scheda di adattamento </text:span></text:span><text:span text:style-name="Strong_20_Emphasis"><text:span text:style-name="T22">che si colleghi ai pin di alimentazioni e interfacciamento con gli altri elementi (azzeramento offset e </text:span></text:span><text:span text:style-name="Strong_20_Emphasis"><text:span text:style-name="T23">filtri, collegamento seriale con l’Atmega 32u4) </text:span></text:span><text:span text:style-name="Strong_20_Emphasis"><text:span text:style-name="T31">già presenti </text:span></text:span><text:span text:style-name="Strong_20_Emphasis"><text:span text:style-name="T34">ed esposti </text:span></text:span><text:span text:style-name="Strong_20_Emphasis"><text:span text:style-name="T31">sulla</text:span></text:span><text:span text:style-name="Strong_20_Emphasis"><text:span text:style-name="T23"> scheda, </text:span></text:span><text:span text:style-name="Strong_20_Emphasis"><text:span text:style-name="T31">a cui normalmente è collegato il Teensy.</text:span></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08:56:42.127203169</meta:creation-date>
    <dc:date>2021-05-05T10:04:12.786459073</dc:date>
    <meta:editing-duration>P1DT2H29M47S</meta:editing-duration>
    <meta:editing-cycles>52</meta:editing-cycles>
    <meta:generator>LibreOffice/7.0.5.2$Linux_X86_64 LibreOffice_project/00$Build-2</meta:generator>
    <meta:document-statistic meta:table-count="0" meta:image-count="0" meta:object-count="0" meta:page-count="5" meta:paragraph-count="51" meta:word-count="1238" meta:character-count="8577" meta:non-whitespace-character-count="7393"/>
  </office:meta>
</office:document-meta>
</file>